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dProcedure.StoredProcedure( DataSource d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redProcedure.allowsUnus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Procedure.execute( ParameterMapper inParam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redProcedure.declareParameter( SqlParameter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redProcedure.StoredProcedure( JdbcTemplate jdbcTemplat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redProcedure.StoredProced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dProcedure.execute( Object ... in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redProcedure.execute( Map &lt; String , ? &gt; in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